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/>
          <table:table-cell office:value-type="string" calcext:value-type="string">
            <text:p>Need to go back – recipes to ingredients is many-to-man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moved that extra complexity… for now. Api testing ok but need custom create method as admin works but not API for posting array of ingredients to a new rec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ited functionality for now… need to work on it agai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ken auth added to installed apps</text:p>
          </table:table-cell>
          <table:table-cell office:value-type="string" calcext:value-type="string">
            <text:p>settings.p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d auth route in app urls</text:p>
          </table:table-cell>
          <table:table-cell office:value-type="string" calcext:value-type="string">
            <text:p>recipesuggester/urls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00-00-00</text:date>, <text:time style:data-style-name="N2" text:time-value="14:56:19.3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0:15.799997237</meta:creation-date>
    <meta:generator>LibreOffice/6.4.1.2$Windows_X86_64 LibreOffice_project/4d224e95b98b138af42a64d84056446d09082932</meta:generator>
    <dc:date>2021-04-03T15:00:19.448000000</dc:date>
    <meta:editing-duration>PT2H16M57S</meta:editing-duration>
    <meta:editing-cycles>25</meta:editing-cycles>
    <meta:document-statistic meta:table-count="1" meta:cell-count="79" meta:object-count="0"/>
  </office:meta>
</office:document-meta>
</file>